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consolata" svg:font-family="Inconsolata" style:font-pitch="fixed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d1f63" style:font-name="Noto Sans CJK SC Regular"/>
    </style:style>
    <style:style style:name="P2" style:family="paragraph" style:parent-style-name="Standard">
      <style:text-properties fo:color="#0d1f63" style:font-name="Noto Sans CJK SC Regular" fo:font-weight="bold" style:font-weight-asian="bold" style:font-weight-complex="bold"/>
    </style:style>
    <style:style style:name="P3" style:family="paragraph" style:parent-style-name="Standard">
      <style:text-properties fo:color="#0d1f63" style:font-name="Noto Sans CJK SC Regula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d1f63" style:font-name="Noto Sans CJK SC Regular" officeooo:paragraph-rsid="001efe14"/>
    </style:style>
    <style:style style:name="T1" style:family="text">
      <style:text-properties officeooo:rsid="001efe14"/>
    </style:style>
    <style:style style:name="T2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uis Kedziora V00820695</text:p>
      <text:p text:style-name="P2">CSC-370, <text:span text:style-name="T1">Daniel German</text:span></text:p>
      <text:p text:style-name="P2">Assignment #4</text:p>
      <text:p text:style-name="P1"/>
      <text:p text:style-name="P3">#1</text:p>
      <text:p text:style-name="P1">SELECT DISTINCT country FROM episodes, locations WHERE episodeof = '"Game of Thrones" (2011)' AND locations.id = '"Game of Thrones" (2011)'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#2</text:p>
      <text:p text:style-name="P4">SELECT title, year, rank FROM ratings, productions </text:p>
      <text:p text:style-name="P4">WHERE </text:p>
      <text:p text:style-name="P4"><text:tab/>ratings.id IN <text:span text:style-name="T1">(</text:span>SELECT id FROM directors WHERE pid= 'Hitchcock, Alfred (I)') AND <text:tab/><text:tab/><text:tab/>votes&gt;50000 </text:p>
      <text:p text:style-name="P4"><text:tab/>AND attr is null </text:p>
      <text:p text:style-name="P4"><text:tab/>AND ratings.id = productions.id;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#3</text:span></text:p>
      <text:p text:style-name="P4">SELECT title, year, rank, rolesp.character as paulchar, rolesp.billing as paulbilling, <text:tab/>rolesr.character as robchar, rolesr.billing as robbilling</text:p>
      <text:p text:style-name="P4">FROM productions, ratings,</text:p>
      <text:p text:style-name="P4"><text:tab/>(SELECT id, character, billing FROM roles WHERE pid ='Redford, Robert (I)' AND <text:tab/><text:tab/><text:tab/>character!~'Himself') as rolesr,</text:p>
      <text:p text:style-name="P4"><text:tab/>(SELECT id, character, billing FROM roles WHERE pid ='Newman, Paul (I)' AND <text:tab/><text:tab/><text:tab/>character!~'Himself') as rolesp</text:p>
      <text:p text:style-name="P4">WHERE attr is null AND rolesr.id = rolesp.id AND productions.id = ratings.id</text:p>
      <text:p text:style-name="P4"><text:tab/>AND productions.id = rolesr.id AND productions.id = rolesp.id;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#4</text:p>
      <text:p text:style-name="P1"><text:s/>SELECT at.pid, at.id, rank</text:p>
      <text:p text:style-name="P4"><text:s/>FROM</text:p>
      <text:p text:style-name="P4"><text:tab/>(SELECT pid, id FROM directors WHERE id IN (SELECT id FROM languages </text:p>
      <text:p text:style-name="P4"><text:tab/><text:tab/>NATURAL JOIN productions WHERE attr is NULL and language='English')</text:p>
      <text:p text:style-name="P4"><text:tab/><text:tab/>AND pid IN (SELECT pid FROM episodes NATURAL JOIN directors WHERE <text:tab/><text:tab/><text:tab/>episodeof='"Hora Marcada" (1986)' GROUP BY pid)) as at</text:p>
      <text:p text:style-name="P4"><text:tab/>LEFT JOIN</text:p>
      <text:p text:style-name="P4"><text:tab/>ratings ON at.id = ratings.id;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#5</text:p>
      <text:p text:style-name="P1">SELECT id as LucasProduction, idlinkedto as KurosawaProduction, relationship </text:p>
      <text:p text:style-name="P1">FROM directors NATURAL JOIN links</text:p>
      <text:p text:style-name="P1">WHERE pid='Lucas, George (I)'</text:p>
      <text:p text:style-name="P1"><text:tab/>AND idlinkedto IN (SELECT id as idlinkedto FROM directors WHERE pid='Kurosawa, <text:tab/><text:tab/><text:tab/>Akira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consolata" svg:font-family="Inconsolata" style:font-pitch="fixed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39:01.345190755</meta:creation-date>
    <meta:print-date>2018-10-17T15:55:42.500286193</meta:print-date>
    <dc:date>2018-10-17T16:27:08.324638732</dc:date>
    <meta:editing-duration>PT27M46S</meta:editing-duration>
    <meta:editing-cycles>1</meta:editing-cycles>
    <meta:document-statistic meta:table-count="0" meta:image-count="0" meta:object-count="0" meta:page-count="4" meta:paragraph-count="31" meta:word-count="212" meta:character-count="1516" meta:non-whitespace-character-count="1297"/>
    <meta:generator>LibreOffice/6.0.6.2$Linux_X86_64 LibreOffice_project/00m0$Build-2</meta:generator>
  </office:meta>
</office:document-meta>
</file>